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Title" style:master-page-name="Standard">
      <style:paragraph-properties fo:text-align="center" style:justify-single-word="false"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jn4v3gljbprh"/>Cover Letter</text:p>
      <text:p text:style-name="Standard"/>
      <text:p text:style-name="Standard">Dear Team,</text:p>
      <text:p text:style-name="Standard">I have over eight years of experience building and maintaining scalable cloud and AI/ML platforms with AWS, Kubernetes, and Terraform.</text:p>
      <text:p text:style-name="Standard">In my current role as a Contract DevOps/MLOps Engineer, I migrated complex ML workloads to AWS EKS, automated internal pipelines with Argo Workflows, and improved autoscaling with Karpenter. I also integrated OpenSearch for vector search and deployed Langfuse for LLM observability, boosting performance and visibility across teams.</text:p>
      <text:p text:style-name="Standard"/>
      <text:p text:style-name="Standard">Before that, at Quantumsoft, I managed multi-cluster Kubernetes setups with 50+ microservices, implemented CI/CD with GitHub Actions + Argo CD, and created reusable Terraform modules that cut environment setup time from days to under an hour.</text:p>
      <text:p text:style-name="Standard"/>
      <text:p text:style-name="Standard">I’m pretty interested to discuss the job position and help the company scale its cloud platform and enhance delivery speed and stability.</text:p>
      <text:p text:style-name="Standard"/>
      <text:p text:style-name="Standard">Thank you for your time and consideration.</text:p>
      <text:p text:style-name="Standard">Best regards,</text:p>
      <text:p text:style-name="Standard">Anton Bugreev.</text:p>
      <text:p text:style-name="Standard"/>
      <text:p text:style-name="Standard">p.s. I am ready to provide the contact information of my team lead at my current place of work upon request to retrieve feedback about my work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0" meta:word-count="167" meta:character-count="1079" meta:non-whitespace-character-count="922"/>
    <meta:generator>LibreOfficeDev/6.0.5.2$Linux_X86_64 LibreOffice_project/</meta:generator>
  </office:meta>
</office:document-meta>
</file>